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recursion/calculate-x-y-z-without-pow----google">Calculate (x^y)%z without pow() -- Google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recursion/compute-binary-coefficients">Compute bionomial coefficients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recursion/compute-how-many-times-does-10-shootings-make-90">Compute how many times 10 shootings makes 90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recursion/compute-number-of-2s-in-a-range-of-0-n">Compute number of 2s in a range of (0...n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compute-nth-fibonacci-number">Compute the nth Fibonacci numb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eight-queen">Eight queen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find-the-number-of-ways-to-make-the-sum-s-if-dices-are-rolled-together">Find the number of ways to make the sum S if dices are rolled together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find-the-occurences-of-a-specified-word-in-a-matrix----amazon">Find the occurences of a specified word in a matrix -- Amaz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find-the-subset-whose-sum-is-exactly-half-of-the-total-sum----yahoo">Find the subset whose sum is exactly half of the total sum -- Yahoo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generate-strings-with-a-specified-pattern----google-recursive">Generate strings with a specified pattern -- Google(Recursive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hanoi-tower">Hanoi Tower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is-an-array-ascendent">Is an array ascenden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list-all-subset-of-a-set">List all subset of a se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permutation">Permutation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print-changes-knapsack">Print changes(Knapsack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print-combinations-of-a-string">Print combinations of a string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print-n-pair-parentheses">Print n-pair parenthese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print-the-indices-of-all-the-combination">Print the indices of all the combination -- Accentur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robot-path">Robot path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recursion/truth-table-implementation-microsoft---recursion">Truth Table implementation -- (Microsoft) - recursion -- Method 1</text:a> </text:p>
          </table:table-cell>
          <table:table-cell table:number-columns-repeated="2"/>
        </table:table-row>
        <table:table-row table:style-name="ro2" table:number-rows-repeated="18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9:12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23" meta:object-count="0"/>
  </office:meta>
</office:document-meta>
</file>